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.002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line-height="150%" fo:text-align="center" fo:text-indent="0cm"/>
      <style:text-properties fo:color="#ffffff" fo:font-family="'Arial Black'" style:font-family-generic="swiss" style:font-pitch="variable" fo:font-size="54pt" fo:font-weight="bold" style:font-size-asian="54pt" style:font-size-complex="54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54pt" fo:font-weight="bold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02cm" svg:x="-0.001cm" svg:y="-0.003cm" presentation:class="title" presentation:user-transformed="true">
          <draw:text-box>
            <text:p text:style-name="P1"><text:span text:style-name="T1">Panie Polska patrzy w Twą twarz</text:span><text:span text:style-name="T1"><text:line-break/></text:span><text:span text:style-name="T1">Klęcząc przed świętym tronem Twym</text:span><text:span text:style-name="T1"><text:line-break/></text:span><text:span text:style-name="T1">I wzywa Cię – Pana Stwórcę tej ziem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02cm" svg:x="-0.001cm" svg:y="-0.003cm" presentation:class="title" presentation:user-transformed="true">
          <draw:text-box>
            <text:p text:style-name="P1"><text:span text:style-name="T1">Panie wołamy przed tronem Twym</text:span><text:span text:style-name="T1"><text:line-break/></text:span><text:span text:style-name="T1">Pokutując za wszelki grzech</text:span><text:span text:style-name="T1"><text:line-break/></text:span><text:span text:style-name="T1">Boże dobądź swój miecz</text:span><text:span text:style-name="T1"><text:line-break/></text:span><text:span text:style-name="T1">I rozjaśnij niebo nad nam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02cm" svg:x="-0.001cm" svg:y="-0.003cm" presentation:class="title" presentation:user-transformed="true">
          <draw:text-box>
            <text:p text:style-name="P1"><text:span text:style-name="T1">Bo tylko Ty jesteś</text:span><text:span text:style-name="T1"><text:line-break/></text:span><text:span text:style-name="T1">Prawdziwym królem ziemi tej</text:span><text:span text:style-name="T1"><text:line-break/></text:span><text:span text:style-name="T1">W rękach Swych masz obosieczny miec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02cm" svg:x="-0.001cm" svg:y="-0.003cm" presentation:class="title" presentation:user-transformed="true">
          <draw:text-box>
            <text:p text:style-name="P1"><text:span text:style-name="T1">A nieprzyjaciel jest</text:span><text:span text:style-name="T1"><text:line-break/></text:span><text:span text:style-name="T1">Jako podnóżek u Twych stóp</text:span><text:span text:style-name="T1"><text:line-break/></text:span><text:span text:style-name="T1">Ogłaszamy w Polsce rządy Tw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6-05-19T16:21:40</meta:creation-date>
    <dc:creator>Woda Życia</dc:creator>
    <dc:date>2015-11-09T19:54:21.29</dc:date>
    <dc:language>pl-PL</dc:language>
    <meta:editing-cycles>28</meta:editing-cycles>
    <meta:editing-duration>PT17M36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